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008499" officeooo:paragraph-rsid="00008499" style:font-size-asian="9.60000038146973pt" style:font-size-complex="11pt"/>
    </style:style>
    <style:style style:name="P2" style:family="paragraph" style:parent-style-name="Standard">
      <style:paragraph-properties fo:text-align="justify" style:justify-single-word="false"/>
      <style:text-properties fo:font-size="11pt" officeooo:rsid="00008499" officeooo:paragraph-rsid="00008499" style:font-size-asian="9.60000038146973pt" style:font-size-complex="11pt"/>
    </style:style>
    <style:style style:name="P3" style:family="paragraph" style:parent-style-name="Standard">
      <style:paragraph-properties fo:text-align="justify" style:justify-single-word="false"/>
      <style:text-properties fo:font-size="9pt" officeooo:rsid="00008499" officeooo:paragraph-rsid="00008499" style:font-size-asian="9pt" style:font-size-complex="9pt"/>
    </style:style>
    <style:style style:name="P4" style:family="paragraph" style:parent-style-name="Standard">
      <style:paragraph-properties fo:text-align="justify" style:justify-single-word="false"/>
      <style:text-properties fo:font-size="9pt" officeooo:rsid="00008499" officeooo:paragraph-rsid="0002adab" style:font-size-asian="9pt" style:font-size-complex="9pt"/>
    </style:style>
    <style:style style:name="P5" style:family="paragraph" style:parent-style-name="Standard">
      <style:paragraph-properties fo:text-align="justify" style:justify-single-word="false"/>
      <style:text-properties fo:font-size="9pt" officeooo:rsid="00008499" officeooo:paragraph-rsid="0003e3a0" style:font-size-asian="9pt" style:font-size-complex="9pt"/>
    </style:style>
    <style:style style:name="P6" style:family="paragraph" style:parent-style-name="Standard">
      <style:paragraph-properties fo:text-align="justify" style:justify-single-word="false"/>
      <style:text-properties fo:font-size="9pt" officeooo:rsid="00008499" officeooo:paragraph-rsid="000501dd" style:font-size-asian="9pt" style:font-size-complex="9pt"/>
    </style:style>
    <style:style style:name="P7" style:family="paragraph" style:parent-style-name="Standard">
      <style:paragraph-properties fo:text-align="justify" style:justify-single-word="false"/>
      <style:text-properties fo:font-size="9pt" officeooo:rsid="0005e824" officeooo:paragraph-rsid="0005e824" style:font-size-asian="9pt" style:font-size-complex="9pt"/>
    </style:style>
    <style:style style:name="P8" style:family="paragraph" style:parent-style-name="Standard">
      <style:paragraph-properties fo:text-align="justify" style:justify-single-word="false"/>
      <style:text-properties fo:font-size="9pt" officeooo:rsid="000b6ada" officeooo:paragraph-rsid="000ca282" style:font-size-asian="7.84999990463257pt" style:font-size-complex="9pt"/>
    </style:style>
    <style:style style:name="P9" style:family="paragraph" style:parent-style-name="Standard">
      <style:paragraph-properties fo:text-align="justify" style:justify-single-word="false"/>
      <style:text-properties fo:font-size="9pt" officeooo:rsid="000e44c9" officeooo:paragraph-rsid="000e44c9" style:font-size-asian="7.84999990463257pt" style:font-size-complex="9pt"/>
    </style:style>
    <style:style style:name="P10" style:family="paragraph" style:parent-style-name="Standard">
      <style:paragraph-properties fo:text-align="center" style:justify-single-word="false"/>
      <style:text-properties fo:font-size="13pt" officeooo:rsid="00008499" officeooo:paragraph-rsid="00008499" style:font-size-asian="13pt" style:font-size-complex="13pt"/>
    </style:style>
    <style:style style:name="P11" style:family="paragraph" style:parent-style-name="Standard">
      <style:paragraph-properties fo:text-align="center" style:justify-single-word="false"/>
      <style:text-properties fo:font-size="13pt" officeooo:rsid="000b6ada" officeooo:paragraph-rsid="000b6ada" style:font-size-asian="13pt" style:font-size-complex="13pt"/>
    </style:style>
    <style:style style:name="P12" style:family="paragraph" style:parent-style-name="Standard">
      <style:paragraph-properties fo:text-align="center" style:justify-single-word="false"/>
      <style:text-properties fo:font-size="12pt" officeooo:rsid="000b6ada" officeooo:paragraph-rsid="000ca282" style:font-size-asian="10.5pt" style:font-size-complex="12pt"/>
    </style:style>
    <style:style style:name="P13" style:family="paragraph" style:parent-style-name="Standard">
      <style:paragraph-properties fo:text-align="center" style:justify-single-word="false"/>
      <style:text-properties style:font-name="Liberation Serif1" fo:font-size="13pt" officeooo:rsid="0005e824" officeooo:paragraph-rsid="0005e824" style:font-size-asian="13pt" style:font-size-complex="13pt"/>
    </style:style>
    <style:style style:name="P14" style:family="paragraph" style:parent-style-name="Standard">
      <style:paragraph-properties fo:text-align="center" style:justify-single-word="false"/>
      <style:text-properties style:font-name="Liberation Serif1" fo:font-size="13pt" officeooo:rsid="000b6ada" officeooo:paragraph-rsid="000b6ada" style:font-size-asian="13pt" style:font-size-complex="13pt"/>
    </style:style>
    <style:style style:name="P15" style:family="paragraph" style:parent-style-name="Standard">
      <style:paragraph-properties fo:text-align="center" style:justify-single-word="false"/>
      <style:text-properties style:font-name="Liberation Serif1" fo:font-size="13pt" officeooo:rsid="000f502d" officeooo:paragraph-rsid="001996bb" style:font-size-asian="13pt" style:font-size-complex="13pt"/>
    </style:style>
    <style:style style:name="P16" style:family="paragraph" style:parent-style-name="Standard">
      <style:paragraph-properties fo:text-align="justify" style:justify-single-word="false"/>
      <style:text-properties style:font-name="Liberation Serif1" fo:font-size="13pt" officeooo:rsid="000f502d" officeooo:paragraph-rsid="001996bb" style:font-size-asian="13pt" style:font-size-complex="13pt"/>
    </style:style>
    <style:style style:name="P17" style:family="paragraph" style:parent-style-name="Standard">
      <style:paragraph-properties fo:text-align="justify" style:justify-single-word="false"/>
      <style:text-properties style:font-name="Liberation Serif1" fo:font-size="9pt" officeooo:rsid="0005e824" officeooo:paragraph-rsid="0005e824" style:font-size-asian="9pt" style:font-size-complex="9pt"/>
    </style:style>
    <style:style style:name="P18" style:family="paragraph" style:parent-style-name="Standard">
      <style:paragraph-properties fo:text-align="justify" style:justify-single-word="false"/>
      <style:text-properties style:font-name="Liberation Serif1" fo:font-size="9pt" officeooo:rsid="000ca282" officeooo:paragraph-rsid="000ca282" style:font-size-asian="7.84999990463257pt" style:font-size-complex="9pt"/>
    </style:style>
    <style:style style:name="P19" style:family="paragraph" style:parent-style-name="Standard">
      <style:paragraph-properties fo:text-align="justify" style:justify-single-word="false"/>
      <style:text-properties style:font-name="Liberation Serif1" fo:font-size="9pt" officeooo:rsid="000e44c9" officeooo:paragraph-rsid="000e44c9" style:font-size-asian="7.84999990463257pt" style:font-size-complex="9pt"/>
    </style:style>
    <style:style style:name="P20" style:family="paragraph" style:parent-style-name="Standard">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21" style:family="paragraph" style:parent-style-name="Standard">
      <style:paragraph-properties fo:text-align="justify" style:justify-single-word="false"/>
      <style:text-properties style:font-name="Liberation Serif1" fo:font-size="9pt" officeooo:rsid="000f502d" officeooo:paragraph-rsid="000f502d" style:font-size-asian="7.84999990463257pt" style:font-size-complex="9pt"/>
    </style:style>
    <style:style style:name="P22" style:family="paragraph" style:parent-style-name="Standard">
      <style:paragraph-properties fo:text-align="justify" style:justify-single-word="false"/>
      <style:text-properties style:font-name="Liberation Serif1" fo:font-size="9pt" officeooo:rsid="000f502d" officeooo:paragraph-rsid="001290b0" style:font-size-asian="7.84999990463257pt" style:font-size-complex="9pt"/>
    </style:style>
    <style:style style:name="P23" style:family="paragraph" style:parent-style-name="Standard">
      <style:paragraph-properties fo:text-align="justify" style:justify-single-word="false"/>
      <style:text-properties style:font-name="Liberation Serif1" fo:font-size="9pt" officeooo:rsid="000f502d" officeooo:paragraph-rsid="001b668c" style:font-size-asian="7.84999990463257pt" style:font-size-complex="9pt"/>
    </style:style>
    <style:style style:name="P24" style:family="paragraph" style:parent-style-name="Standard">
      <style:paragraph-properties fo:text-align="justify" style:justify-single-word="false"/>
      <style:text-properties style:font-name="Liberation Serif1" fo:font-size="9pt" officeooo:rsid="000f502d" officeooo:paragraph-rsid="0024ef51" style:font-size-asian="7.84999990463257pt" style:font-size-complex="9pt"/>
    </style:style>
    <style:style style:name="P25" style:family="paragraph" style:parent-style-name="Standard">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26" style:family="paragraph" style:parent-style-name="Standard">
      <style:paragraph-properties fo:text-align="justify" style:justify-single-word="false"/>
      <style:text-properties style:font-name="Liberation Serif1" fo:font-size="9pt" officeooo:rsid="001996bb" officeooo:paragraph-rsid="001996bb" style:font-size-asian="7.84999990463257pt" style:font-size-complex="9pt"/>
    </style:style>
    <style:style style:name="P27" style:family="paragraph" style:parent-style-name="Standard">
      <style:paragraph-properties fo:text-align="justify" style:justify-single-word="false"/>
      <style:text-properties style:font-name="Liberation Serif1" fo:font-size="9pt" officeooo:rsid="001e0f63" officeooo:paragraph-rsid="001e0f63" style:font-size-asian="7.84999990463257pt" style:font-size-complex="9pt"/>
    </style:style>
    <style:style style:name="P28" style:family="paragraph" style:parent-style-name="Standard">
      <style:paragraph-properties fo:text-align="justify" style:justify-single-word="false"/>
      <style:text-properties style:font-name="Liberation Serif1" fo:font-size="9pt" officeooo:rsid="001e0f63" officeooo:paragraph-rsid="0024ef51" style:font-size-asian="7.84999990463257pt" style:font-size-complex="9pt"/>
    </style:style>
    <style:style style:name="P29" style:family="paragraph" style:parent-style-name="Standard">
      <style:paragraph-properties fo:text-align="justify" style:justify-single-word="false"/>
      <style:text-properties style:font-name="Liberation Serif1" fo:font-size="9pt" officeooo:rsid="0024ef51" officeooo:paragraph-rsid="0024ef51" style:font-size-asian="7.84999990463257pt" style:font-size-complex="9pt"/>
    </style:style>
    <style:style style:name="P30" style:family="paragraph" style:parent-style-name="Standard">
      <style:paragraph-properties fo:text-align="justify" style:justify-single-word="false"/>
      <style:text-properties style:font-name="Liberation Serif1" fo:font-size="9pt" officeooo:rsid="00253825" officeooo:paragraph-rsid="00253825" style:font-size-asian="7.84999990463257pt" style:font-size-complex="9pt"/>
    </style:style>
    <style:style style:name="P31" style:family="paragraph" style:parent-style-name="Standard">
      <style:paragraph-properties fo:text-align="justify" style:justify-single-word="false"/>
      <style:text-properties style:font-name="Liberation Serif1" fo:font-size="9pt" officeooo:rsid="0025802a" officeooo:paragraph-rsid="0025802a" style:font-size-asian="7.84999990463257pt" style:font-size-complex="9pt"/>
    </style:style>
    <style:style style:name="P32" style:family="paragraph" style:parent-style-name="Standard">
      <style:paragraph-properties fo:text-align="justify" style:justify-single-word="false"/>
      <style:text-properties style:font-name="Liberation Serif1" fo:font-size="9pt" officeooo:rsid="0019e281" officeooo:paragraph-rsid="001996bb" style:font-size-asian="7.84999990463257pt" style:font-size-complex="9pt"/>
    </style:style>
    <style:style style:name="P33" style:family="paragraph" style:parent-style-name="Standard">
      <style:paragraph-properties fo:text-align="center" style:justify-single-word="false"/>
      <style:text-properties style:font-name="Liberation Serif1" fo:font-size="12pt" officeooo:rsid="000f502d" officeooo:paragraph-rsid="000f502d" style:font-size-asian="12pt" style:font-size-complex="12pt"/>
    </style:style>
    <style:style style:name="P34" style:family="paragraph" style:parent-style-name="Standard">
      <style:paragraph-properties fo:text-align="center" style:justify-single-word="false"/>
      <style:text-properties style:font-name="Liberation Serif1" fo:font-size="11pt" officeooo:rsid="000f502d" officeooo:paragraph-rsid="000f502d" style:font-size-asian="11pt" style:font-size-complex="11pt"/>
    </style:style>
    <style:style style:name="P35" style:family="paragraph" style:parent-style-name="Standard">
      <style:paragraph-properties fo:text-align="center" style:justify-single-word="false"/>
      <style:text-properties style:font-name="Liberation Serif1" fo:font-size="11pt" officeooo:rsid="000f502d" officeooo:paragraph-rsid="0016b932" style:font-size-asian="11pt" style:font-size-complex="11pt"/>
    </style:style>
    <style:style style:name="P36" style:family="paragraph" style:parent-style-name="Standard">
      <style:paragraph-properties fo:text-align="center" style:justify-single-word="false"/>
      <style:text-properties style:font-name="Liberation Serif1" fo:font-size="11pt" officeooo:rsid="000f502d" officeooo:paragraph-rsid="001996bb" style:font-size-asian="11pt" style:font-size-complex="11pt"/>
    </style:style>
    <style:style style:name="P37" style:family="paragraph" style:parent-style-name="Standard">
      <style:paragraph-properties fo:text-align="center" style:justify-single-word="false"/>
      <style:text-properties style:font-name="Liberation Serif1" fo:font-size="11pt" officeooo:rsid="000f502d" officeooo:paragraph-rsid="001b668c" style:font-size-asian="11pt" style:font-size-complex="11pt"/>
    </style:style>
    <style:style style:name="P38" style:family="paragraph" style:parent-style-name="Standard">
      <style:paragraph-properties fo:text-align="center" style:justify-single-word="false"/>
      <style:text-properties style:font-name="Liberation Serif1" fo:font-size="11pt" officeooo:rsid="000f502d" officeooo:paragraph-rsid="0024ef51" style:font-size-asian="11pt" style:font-size-complex="11pt"/>
    </style:style>
    <style:style style:name="P39" style:family="paragraph" style:parent-style-name="Standard">
      <style:paragraph-properties fo:text-align="center" style:justify-single-word="false"/>
      <style:text-properties style:font-name="Liberation Serif1" fo:font-size="11pt" officeooo:rsid="001996bb" officeooo:paragraph-rsid="001e0f63" style:font-size-asian="11pt" style:font-size-complex="11pt"/>
    </style:style>
    <style:style style:name="P40" style:family="paragraph" style:parent-style-name="Standard">
      <style:paragraph-properties fo:text-align="center" style:justify-single-word="false"/>
      <style:text-properties style:font-name="Liberation Serif1" fo:font-size="11pt" officeooo:rsid="00253825" officeooo:paragraph-rsid="00253825" style:font-size-asian="11pt" style:font-size-complex="11pt"/>
    </style:style>
    <style:style style:name="P41" style:family="paragraph" style:parent-style-name="Standard">
      <style:paragraph-properties fo:text-align="center" style:justify-single-word="false"/>
      <style:text-properties style:font-name="Liberation Serif1" fo:font-size="11pt" officeooo:rsid="00253825" officeooo:paragraph-rsid="0025802a" style:font-size-asian="11pt" style:font-size-complex="11pt"/>
    </style:style>
    <style:style style:name="P42" style:family="paragraph" style:parent-style-name="Standard">
      <style:paragraph-properties fo:text-align="justify" style:justify-single-word="false"/>
      <style:text-properties style:font-name="Courier New" fo:font-size="9pt" officeooo:rsid="0025802a" officeooo:paragraph-rsid="0028b0da" style:font-size-asian="7.84999990463257pt" style:font-size-complex="9pt"/>
    </style:style>
    <style:style style:name="P43" style:family="paragraph" style:parent-style-name="Standard">
      <style:paragraph-properties fo:text-align="justify" style:justify-single-word="false"/>
      <style:text-properties style:font-name="Courier New" fo:font-size="9pt" officeooo:rsid="0025802a" officeooo:paragraph-rsid="00284af1" style:font-size-asian="7.84999990463257pt" style:font-size-complex="9pt"/>
    </style:style>
    <style:style style:name="P44" style:family="paragraph" style:parent-style-name="Standard">
      <style:paragraph-properties fo:text-align="justify" style:justify-single-word="false"/>
      <style:text-properties style:font-name="Courier New" fo:font-size="9pt" officeooo:rsid="0025802a" officeooo:paragraph-rsid="0025802a" style:font-size-asian="7.84999990463257pt" style:font-size-complex="9pt"/>
    </style:style>
    <style:style style:name="P45" style:family="paragraph" style:parent-style-name="Standard">
      <style:paragraph-properties fo:text-align="justify" style:justify-single-word="false"/>
      <style:text-properties style:font-name="Courier New" fo:font-size="9pt" officeooo:rsid="0025802a" officeooo:paragraph-rsid="0028e1e8" style:font-size-asian="7.84999990463257pt" style:font-size-complex="9pt"/>
    </style:style>
    <style:style style:name="P46" style:family="paragraph" style:parent-style-name="Standard">
      <style:paragraph-properties fo:text-align="justify" style:justify-single-word="false"/>
      <style:text-properties style:font-name="Courier New" fo:font-size="9pt" officeooo:rsid="0025802a" officeooo:paragraph-rsid="0029312e" style:font-size-asian="7.84999990463257pt" style:font-size-complex="9pt"/>
    </style:style>
    <style:style style:name="P47"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5802a" style:font-size-asian="7.84999990463257pt" style:font-size-complex="9pt"/>
    </style:style>
    <style:style style:name="P48"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76814" style:font-size-asian="7.84999990463257pt" style:font-size-complex="9pt"/>
    </style:style>
    <style:style style:name="P49"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76814" style:font-size-asian="7.84999990463257pt" style:font-size-complex="9pt"/>
    </style:style>
    <style:style style:name="P50"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8b0da" style:font-size-asian="7.84999990463257pt" style:font-size-complex="9pt"/>
    </style:style>
    <style:style style:name="P51"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4af1" style:font-size-asian="7.84999990463257pt" style:font-size-complex="9pt"/>
    </style:style>
    <style:style style:name="P52"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b0da" style:font-size-asian="7.84999990463257pt" style:font-size-complex="9pt"/>
    </style:style>
    <style:style style:name="P53"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e1e8" style:font-size-asian="7.84999990463257pt" style:font-size-complex="9pt"/>
    </style:style>
    <style:style style:name="P54"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b0da" style:font-size-asian="7.84999990463257pt" style:font-size-complex="9pt"/>
    </style:style>
    <style:style style:name="P55"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e1e8" style:font-size-asian="7.84999990463257pt" style:font-size-complex="9pt"/>
    </style:style>
    <style:style style:name="P56" style:family="paragraph" style:parent-style-name="Standard">
      <style:paragraph-properties fo:margin-left="0cm" fo:margin-right="0cm" fo:text-align="justify" style:justify-single-word="false" fo:text-indent="0cm" style:auto-text-indent="false"/>
      <style:text-properties style:font-name="Liberation Serif1" fo:font-size="9pt" officeooo:rsid="0028e1e8" officeooo:paragraph-rsid="0028e1e8" style:font-size-asian="7.84999990463257pt" style:font-size-complex="9pt"/>
    </style:style>
    <style:style style:name="P57" style:family="paragraph" style:parent-style-name="Standard">
      <style:paragraph-properties fo:margin-left="0cm" fo:margin-right="0cm" fo:text-align="center" style:justify-single-word="false" fo:text-indent="0cm" style:auto-text-indent="false"/>
      <style:text-properties style:font-name="Liberation Serif1" fo:font-size="11pt" officeooo:rsid="000f502d" officeooo:paragraph-rsid="0029312e" style:font-size-asian="11pt" style:font-size-complex="11pt"/>
    </style:style>
    <style:style style:name="P58"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b0da" style:font-size-asian="11pt" style:font-size-complex="11pt"/>
    </style:style>
    <style:style style:name="P59"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e1e8"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9312e"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b03d2" style:font-size-asian="11pt" style:font-size-complex="11pt"/>
    </style:style>
    <style:style style:name="P62"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b0da" style:font-size-asian="7.84999990463257pt" style:font-size-complex="9pt"/>
    </style:style>
    <style:style style:name="P63"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4af1" style:font-size-asian="7.84999990463257pt" style:font-size-complex="9pt"/>
    </style:style>
    <style:style style:name="P64"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e1e8" style:font-size-asian="7.84999990463257pt" style:font-size-complex="9pt"/>
    </style:style>
    <style:style style:name="P65"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9312e" style:font-size-asian="7.84999990463257pt" style:font-size-complex="9pt"/>
    </style:style>
    <style:style style:name="P66"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b0da" style:font-size-asian="7.84999990463257pt" style:font-size-complex="9pt"/>
    </style:style>
    <style:style style:name="P67"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e1e8" style:font-size-asian="7.84999990463257pt" style:font-size-complex="9pt"/>
    </style:style>
    <style:style style:name="P68"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8e1e8" style:font-size-asian="7.84999990463257pt" style:font-size-complex="9pt"/>
    </style:style>
    <style:style style:name="P69"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9312e" style:font-size-asian="7.84999990463257pt" style:font-size-complex="9pt"/>
    </style:style>
    <style:style style:name="P70"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8e1e8" style:font-size-asian="7.84999990463257pt" style:font-size-complex="9pt"/>
    </style:style>
    <style:style style:name="P71"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9312e" style:font-size-asian="7.84999990463257pt" style:font-size-complex="9pt"/>
    </style:style>
    <style:style style:name="P72" style:family="paragraph" style:parent-style-name="Standard">
      <style:paragraph-properties fo:margin-left="0cm" fo:margin-right="0cm" fo:text-align="justify" style:justify-single-word="false" fo:text-indent="0cm" style:auto-text-indent="false"/>
      <style:text-properties style:font-name="Courier New" fo:font-size="9pt" officeooo:rsid="0029312e" officeooo:paragraph-rsid="0029312e" style:font-size-asian="7.84999990463257pt" style:font-size-complex="9pt"/>
    </style:style>
    <style:style style:name="P73"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8e1e8" style:font-size-asian="7.84999990463257pt" style:font-size-complex="9pt"/>
    </style:style>
    <style:style style:name="P74"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9312e" style:font-size-asian="7.84999990463257pt" style:font-size-complex="9pt"/>
    </style:style>
    <style:style style:name="P75" style:family="paragraph" style:parent-style-name="Standard">
      <style:paragraph-properties fo:margin-left="0cm" fo:margin-right="0cm" fo:text-align="justify" style:justify-single-word="false" fo:text-indent="0cm" style:auto-text-indent="false"/>
      <style:text-properties style:font-name="Liberation Serif" fo:font-size="9pt" officeooo:rsid="00284af1" officeooo:paragraph-rsid="0028e1e8" style:font-size-asian="7.84999990463257pt" style:font-size-complex="9pt"/>
    </style:style>
    <style:style style:name="P76"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29312e" style:font-size-asian="7.84999990463257pt" style:font-size-complex="9pt"/>
    </style:style>
    <style:style style:name="P77" style:family="paragraph" style:parent-style-name="Standard" style:list-style-name="L1">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78" style:family="paragraph" style:parent-style-name="Standard" style:list-style-name="L2">
      <style:paragraph-properties fo:text-align="justify" style:justify-single-word="false"/>
      <style:text-properties style:font-name="Liberation Serif1" fo:font-size="9pt" officeooo:rsid="0017b9c1" officeooo:paragraph-rsid="0017b9c1" style:font-size-asian="7.84999990463257pt" style:font-size-complex="9pt"/>
    </style:style>
    <style:style style:name="P79" style:family="paragraph" style:parent-style-name="Standard" style:list-style-name="L2">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80" style:family="paragraph" style:parent-style-name="Standard">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81" style:family="paragraph" style:parent-style-name="Standard" style:list-style-name="L1">
      <style:paragraph-properties fo:text-align="justify" style:justify-single-word="false"/>
      <style:text-properties style:font-name="Liberation Serif1" fo:font-size="9pt" officeooo:rsid="003048ae" officeooo:paragraph-rsid="003048ae" style:font-size-asian="7.84999990463257pt" style:font-size-complex="9pt"/>
    </style:style>
    <style:style style:name="P82" style:family="paragraph" style:parent-style-name="Standard">
      <style:paragraph-properties fo:text-align="justify" style:justify-single-word="false"/>
      <style:text-properties style:font-name="Liberation Serif1" fo:font-size="9pt" officeooo:rsid="000f502d" officeooo:paragraph-rsid="000f502d" style:font-size-asian="7.84999990463257pt" style:font-size-complex="9pt"/>
    </style:style>
    <style:style style:name="P83" style:family="paragraph" style:parent-style-name="Standard">
      <style:paragraph-properties fo:text-align="justify" style:justify-single-word="false"/>
      <style:text-properties style:font-name="Liberation Serif1" fo:font-size="9pt" officeooo:rsid="000f502d" officeooo:paragraph-rsid="0032cd8e" style:font-size-asian="7.84999990463257pt" style:font-size-complex="9pt"/>
    </style:style>
    <style:style style:name="P84" style:family="paragraph" style:parent-style-name="Standard">
      <style:paragraph-properties fo:text-align="justify" style:justify-single-word="false"/>
      <style:text-properties style:font-name="Liberation Serif1" fo:font-size="9pt" officeooo:rsid="000f502d" officeooo:paragraph-rsid="001b668c" style:font-size-asian="7.84999990463257pt" style:font-size-complex="9pt"/>
    </style:style>
    <style:style style:name="P85" style:family="paragraph" style:parent-style-name="Standard">
      <style:paragraph-properties fo:text-align="justify" style:justify-single-word="false"/>
      <style:text-properties style:font-name="Liberation Serif1" fo:font-size="9pt" officeooo:rsid="0024ef51" officeooo:paragraph-rsid="0024ef51" style:font-size-asian="7.84999990463257pt" style:font-size-complex="9pt"/>
    </style:style>
    <style:style style:name="P86"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b0da" style:font-size-asian="7.84999990463257pt" style:font-size-complex="9pt"/>
    </style:style>
    <style:style style:name="P87"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348aac" style:font-size-asian="11pt" style:font-size-complex="11pt"/>
    </style:style>
    <style:style style:name="P88" style:family="paragraph" style:parent-style-name="Standard">
      <style:paragraph-properties fo:margin-left="0cm" fo:margin-right="0cm" fo:text-align="justify" style:justify-single-word="false" fo:text-indent="0cm" style:auto-text-indent="false"/>
      <style:text-properties style:font-name="Courier New" fo:font-size="9pt" officeooo:rsid="0029312e" officeooo:paragraph-rsid="0029312e" style:font-size-asian="7.84999990463257pt" style:font-size-complex="9pt"/>
    </style:style>
    <style:style style:name="P89"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348aac" style:font-size-asian="7.84999990463257pt" style:font-size-complex="9pt"/>
    </style:style>
    <style:style style:name="P90" style:family="paragraph" style:parent-style-name="Standard">
      <style:paragraph-properties fo:margin-left="0cm" fo:margin-right="0cm" fo:text-align="justify" style:justify-single-word="false" fo:text-indent="0cm" style:auto-text-indent="false"/>
      <style:text-properties style:font-name="Liberation Serif" fo:font-size="9pt" officeooo:rsid="00348aac" officeooo:paragraph-rsid="00348aac" style:font-size-asian="7.84999990463257pt" style:font-size-complex="9pt"/>
    </style:style>
    <style:style style:name="T1" style:family="text">
      <style:text-properties officeooo:rsid="00010bb6"/>
    </style:style>
    <style:style style:name="T2" style:family="text">
      <style:text-properties officeooo:rsid="0003e3a0"/>
    </style:style>
    <style:style style:name="T3" style:family="text">
      <style:text-properties style:font-name="Liberation Serif1"/>
    </style:style>
    <style:style style:name="T4" style:family="text">
      <style:text-properties style:font-name="Liberation Serif1" officeooo:rsid="0003e3a0"/>
    </style:style>
    <style:style style:name="T5" style:family="text">
      <style:text-properties style:font-name="Liberation Serif1" officeooo:rsid="000501dd"/>
    </style:style>
    <style:style style:name="T6" style:family="text">
      <style:text-properties style:font-name="Liberation Serif1" officeooo:rsid="0005e824"/>
    </style:style>
    <style:style style:name="T7" style:family="text">
      <style:text-properties style:font-name="Liberation Serif1" officeooo:rsid="0008bd9d"/>
    </style:style>
    <style:style style:name="T8" style:family="text">
      <style:text-properties style:font-name="Liberation Serif1" officeooo:rsid="000aae82"/>
    </style:style>
    <style:style style:name="T9" style:family="text">
      <style:text-properties style:font-name="Liberation Serif1" officeooo:rsid="000b6ada"/>
    </style:style>
    <style:style style:name="T10" style:family="text">
      <style:text-properties style:font-name="Liberation Serif1" officeooo:rsid="000ca282"/>
    </style:style>
    <style:style style:name="T11" style:family="text">
      <style:text-properties style:font-name="Liberation Serif1" officeooo:rsid="000e44c9"/>
    </style:style>
    <style:style style:name="T12" style:family="text">
      <style:text-properties style:font-name="Liberation Serif1" officeooo:rsid="002f5520"/>
    </style:style>
    <style:style style:name="T13" style:family="text">
      <style:text-properties officeooo:rsid="000b6ada"/>
    </style:style>
    <style:style style:name="T14" style:family="text">
      <style:text-properties officeooo:rsid="000ca282"/>
    </style:style>
    <style:style style:name="T15" style:family="text">
      <style:text-properties officeooo:rsid="000e701a"/>
    </style:style>
    <style:style style:name="T16" style:family="text">
      <style:text-properties officeooo:rsid="000f4a18"/>
    </style:style>
    <style:style style:name="T17" style:family="text">
      <style:text-properties officeooo:rsid="000f502d"/>
    </style:style>
    <style:style style:name="T18" style:family="text">
      <style:text-properties officeooo:rsid="000fa335"/>
    </style:style>
    <style:style style:name="T19" style:family="text">
      <style:text-properties officeooo:rsid="00104d12"/>
    </style:style>
    <style:style style:name="T20" style:family="text">
      <style:text-properties officeooo:rsid="00116b40"/>
    </style:style>
    <style:style style:name="T21" style:family="text">
      <style:text-properties officeooo:rsid="0016b932"/>
    </style:style>
    <style:style style:name="T22" style:family="text">
      <style:text-properties officeooo:rsid="0018d27c"/>
    </style:style>
    <style:style style:name="T23" style:family="text">
      <style:text-properties officeooo:rsid="001996bb"/>
    </style:style>
    <style:style style:name="T24" style:family="text">
      <style:text-properties fo:font-size="9pt" officeooo:rsid="001996bb" style:font-size-asian="7.84999990463257pt" style:font-size-complex="9pt"/>
    </style:style>
    <style:style style:name="T25" style:family="text">
      <style:text-properties fo:font-size="9pt" officeooo:rsid="0019e281" style:font-size-asian="7.84999990463257pt" style:font-size-complex="9pt"/>
    </style:style>
    <style:style style:name="T26" style:family="text">
      <style:text-properties officeooo:rsid="001b668c"/>
    </style:style>
    <style:style style:name="T27" style:family="text">
      <style:text-properties officeooo:rsid="001cf995"/>
    </style:style>
    <style:style style:name="T28" style:family="text">
      <style:text-properties officeooo:rsid="001e378d"/>
    </style:style>
    <style:style style:name="T29" style:family="text">
      <style:text-properties officeooo:rsid="0023956a"/>
    </style:style>
    <style:style style:name="T30" style:family="text">
      <style:text-properties officeooo:rsid="0024ef51"/>
    </style:style>
    <style:style style:name="T31" style:family="text">
      <style:text-properties fo:font-size="13pt" style:font-size-asian="13pt" style:font-size-complex="13pt"/>
    </style:style>
    <style:style style:name="T32" style:family="text">
      <style:text-properties fo:font-size="13pt" officeooo:rsid="001996bb" style:font-size-asian="13pt" style:font-size-complex="13pt"/>
    </style:style>
    <style:style style:name="T33" style:family="text">
      <style:text-properties fo:font-size="13pt" officeooo:rsid="0024ef51" style:font-size-asian="13pt" style:font-size-complex="13pt"/>
    </style:style>
    <style:style style:name="T34" style:family="text">
      <style:text-properties officeooo:rsid="00253825"/>
    </style:style>
    <style:style style:name="T35" style:family="text">
      <style:text-properties officeooo:rsid="00276814"/>
    </style:style>
    <style:style style:name="T36" style:family="text">
      <style:text-properties officeooo:rsid="00284af1"/>
    </style:style>
    <style:style style:name="T37" style:family="text">
      <style:text-properties officeooo:rsid="0028b0da"/>
    </style:style>
    <style:style style:name="T38" style:family="text">
      <style:text-properties officeooo:rsid="0028e1e8"/>
    </style:style>
    <style:style style:name="T39" style:family="text">
      <style:text-properties officeooo:rsid="0029312e"/>
    </style:style>
    <style:style style:name="T40" style:family="text">
      <style:text-properties officeooo:rsid="002b03d2"/>
    </style:style>
    <style:style style:name="T41" style:family="text">
      <style:text-properties officeooo:rsid="002d6d7a"/>
    </style:style>
    <style:style style:name="T42" style:family="text">
      <style:text-properties officeooo:rsid="0032cd8e"/>
    </style:style>
    <style:style style:name="T43" style:family="text">
      <style:text-properties officeooo:rsid="00348aac"/>
    </style:style>
    <style:style style:name="T44" style:family="text">
      <style:text-properties officeooo:rsid="0035bd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orvet-EXTROM</text:p>
      <text:p text:style-name="P1"/>
      <text:p text:style-name="P3">Проект EXTROM является аппаратным эмулятором дисковых накопителей для ПЭВМ «Корвет». </text:p>
      <text:p text:style-name="P2"/>
      <text:p text:style-name="P10">1. Что это такое и зачем его создавали</text:p>
      <text:p text:style-name="P1"/>
      <text:p text:style-name="P3"><text:tab/>В давние 80-е годы прошлого века в нашей стране начали появляться первые бытовые персональные ЭВМ. Радио-86РК, ZX Spectrum, ОРИОН-128... Много их было. В качестве носителя информации они использовали обычный бытовой кассетный магнитофон. И у каждого обладателя такой ЭВМ была заветная мечта — подключить к своей машине настоящий дисковод. <text:s/>Только вот дискводы тогда были в дефиците, да и стоили очень приличных денег — далеко не каждый мог себе его позволить. Шли годы. Дисководы стали неотъемлемой частью любого персонального компьютера, появились HDD, различные оптические диски, и, наконец, Flash-накопители. Ленточные магнитофоны ушли в историю, туда же практически уже отправились и дисководы FDD. На современных материнских платах часто уже не ставят FDD-разъемов, а крупные фирмы понемногу сворачивают выпуск дискет. Оно и понятно — на MicroSD карту размером с ноготь мизинца информации влезает больше, чем в целый шкаф, забитый дискетами, они не боятся магнитных полей, не обсыпаются от времени. Скоро FDD, бывшие когда-то несбыточной мечтой, навсегда исчезнут из вычислительной техники. </text:p>
      <text:p text:style-name="P4"><text:tab/>Бытовые ПЭВМ 80-х—90-х годов также в большинстве своем обрели покой на помойках. <text:span text:style-name="T1">Остались они в основном в музеях, да у некоторых олдфагов-энутзиастов, любящих поностальгировать со старыми игрушками. ПЭВМ Корвет, о которой пойдет речь далее, повезло чуть больше. Она была принята в качестве официального школьного компьютера, и такими ЭВМ (в виде комплектов КУВТ) оснащали школьные компьютерные классы. Поэтому высока вероятность, что этих ПЭВМ сохранилось не так уж и мало в различных школьных запасниках. Существовало 2 варианта поставки корветов: полноценный ПК8020 и обрезок ПК8010. Первый был укомплектован всеми периферийными портами и 2 дисководами, поставлялся в различные учреждения и, возможно, даже попадал в розничную продажу. В учебных классах он выпонял роль рабочего места преподавателя (РМП). ПК8010 не имеет в себе порта принтера, RS-232 и <text:s/>контроллера дисковода, и в школьных учебных класса был рабочим местом ученика (РМУ). Отсутствие дисководов делает этот компьютер практически бесполезным — на нем можно только поразвлекаться с бейсиком да позагружать специальным образом подготовленные игры через порт магнитофона или локальную сеть. Другое дело — ПК8020. Наличие дисковода позволяет использовать на нем ОС CP/M, широко распортсраненную в мире в 80-е годы прошлого века. Под эту ОС существует море прикладных программ, например вполне серьезная СУБД DBASE-II, трансляторы с большинства распространенных в ту пору языков программирования, и другой полезный софт. Ну и, кроме того, под сам корвет написаны десятки отличных игрушек и обучающих программ. Вообщем, побаловаться с такой машиной многим было бы интересно, если бы не одна важная проблема.</text:span></text:p>
      <text:p text:style-name="P5"><text:tab/><text:span text:style-name="T2">В те далекие годы дисководы 3.5</text:span><text:span text:style-name="T4">"</text:span><text:span text:style-name="T2">, стоящие сейчас в персональных компьютерах, только начали появляться в природе. Во всех распространенных машинах использовались дисководы 5 и даже 8</text:span><text:span text:style-name="T4">". В стандартной комплектации корвета имелись два дисковода по 5", с потенциальной возможностью подключения еще двух. Сейчас, в 21 веке, <text:s/>5" дискеты найти уже нереально — их давно не выпускают, а существующие в основном отправились в помойку. Но даже если на дальней полке чердака найдется-таки пачка таких дискет — их просто не на чем будет записать. Уже лет 15 такие дисководы в компьютеры не ставят. </text:span><text:span text:style-name="T5">Да и не факт что они запишутся — за столько лет их магнитный слой мог постареть и обсыпаться.</text:span></text:p>
      <text:p text:style-name="P6"><text:span text:style-name="T5"><text:tab/>В интернете можно найти неплохую коллекцию образов реальных корветовских дискет. Эти файлы имеют тип *.KDI и являются посекторными копиями реальных дискет. Только вот как их использовать на корвете? Первый, бросающийся в глаза вариант — подключить к корвету современный 3.5</text:span><text:span text:style-name="T4">" </text:span><text:span text:style-name="T5">дисковод. Записать образ диска на такую дискету и наслаждаться. Решение очевидное, но имеет в себе некоторые изъяны. Во-первых, и 3.5 дисковод теперь попадается далеко не в каждой машине. И хорошие дискеты так просто не купишь, а те, что продаются, обладают отвратительнейшим качеством. Во-вторых, переходник для подключения дисковода придется спаять своими руками — готового такого не купишь. И есть проблема с получением сигнала RDY, отсутствующего на 3.</text:span><text:span text:style-name="T4">5" </text:span><text:span text:style-name="T5">дисководах. А тем, кому достался вариант ПК8010 из школьного класса КУВТ, и вовсе не повезло — к их машинам дисковод не подключишь. Можно, конечно, допаять на системную плату недостающие компоненты и сделать из него ПК8020, но далеко не все на такое способны, да и муторно это. </text:span></text:p>
      <text:p text:style-name="P6"><text:span text:style-name="T5"><text:tab/>Учитывае все вышеизложенное, и был сделан проект Korvet-EXTROM. Он представляет собой небольшую электронную плату - контроллер, подключаемый в разъем расширения (боковой разъем), имеющийся на каждом корвете, даже на ПК8010. После этого корвет получает в свое распоряжение до 4 виртуальных дисководов, к каждому из которых можно примонтировать файл-образ дискеты KDI и полноценно им пользоваться в ОС CP/M. Сами образы хранятся на карте SD, отформатированной в файловоую систему FAT и также подключенной к контроллеру. Специальный программный интерфейс позволяет на ходу подмонтировать к любому виртуальному диску любой файл-образ, хранящийся на карте. Нетрудно представить, что при </text:span><text:span text:style-name="T6">скромной </text:span><text:span text:style-name="T5">емкости карты в 2 Гб </text:span><text:span text:style-name="T6">туда можно поместить более 2500 образов (размер образа — 800к), что намного превышает весь объем программного обеспечения, существующего для корвета. Таким образом, в маленькой коробочке можно собрать весь софт, который когда-либо может понадобиться, и забыть о дисководах навсегда.</text:span></text:p>
      <text:p text:style-name="P6"/>
      <text:p text:style-name="P13"><text:s/>2. Копирайты итд.</text:p>
      <text:p text:style-name="P7"/>
      <text:p text:style-name="P17">Вам интересно об этом читать? Вот и мне также неинтересно об этом писать. Все равно никто не читает. Так что проехали.</text:p>
      <text:p text:style-name="P7"/>
      <text:p text:style-name="P13">3. Как оно работает. </text:p>
      <text:p text:style-name="P7"/>
      <text:p text:style-name="P7"><text:span text:style-name="T3"><text:tab/>Резидентный монтиор ОПТС, хранящийся в ПЗУ корвета и осуществляющий его первоначальный запуск, обладает интересной особенностью. Если к боковому разъему подключить ПЗУ с записанной в ней специальным образом сформированной программой, и замкнуть между собой на этом разъеме сигналы Control и IRQ, то вместо загрузки системы </text:span><text:soft-page-break/><text:span text:style-name="T3">с дисковода или запуска встроенного бейсика будет запущена программа, находящаяся в этом ПЗУ. Разработчики, видимо, использовали эту возможность для заводского тестирования машины, ну и предполагали создание картриджей с программами, как это было сделано на игровых компьютерах (типа ATARI 800 например) и телевизионных игровых приставках. На практике эта возможность использовалась разве что для орнанизации линтеховской сети NET-CPM. Сейчас это оказывает нам просто неоценимую услугу. После включения питания контроллер Extrom имитирует внешнее ПЗУ (отсюда и его название) и передает в корвет маленькую, размером 256 байт, программку, называемую загрузчиком 1 фазы. Этот загрузчик, получив управление, устанавливает двустороннюю связь с контроллером, загружает оттуда следующую программу — загрузчик 2 фазы, </text:span><text:span text:style-name="T7">и запускает его</text:span><text:span text:style-name="T3">. </text:span><text:span text:style-name="T7">Загрузчик 2 фазы функционирует примерно так же, как дисковый загрузчик ОПТС — считывает с виртуального диска А </text:span><text:span text:style-name="T9">информационный сектор</text:span><text:span text:style-name="T7">, образы си</text:span><text:span text:style-name="T9">с</text:span><text:span text:style-name="T7">темных дорожек, размещает их в памяти и передает туда управление. Кроме того, он может перед запуском произвести модификацию загруженной ОС, встраивая в нее драйвер для работы с виртуальными дисками. После запуска ОС выдает на экран стандартный промпт А&gt; и готова к приему команд.</text:span></text:p>
      <text:p text:style-name="P7"><text:span text:style-name="T7"><text:tab/>При работе ОС доступны </text:span><text:span text:style-name="T12">6</text:span><text:span text:style-name="T7"> логических дисков — от А до </text:span><text:span text:style-name="T12">F</text:span><text:span text:style-name="T7">. Диск </text:span><text:span text:style-name="T12">F</text:span><text:span text:style-name="T7"> — это электроный рамдиск, размещенный в памяти ГЗУ и целиком эмулирующийся средствами BIOS. </text:span><text:span text:style-name="T12">Диск E — инструментальный диск, содержащий программы управления контроллером (MOUNT, CONTROL и EUNLOCK). Он всегда связан с образом EXRTOOLS.DSK, лежащим в корне SD-карты.</text:span><text:span text:style-name="T7"> Остальным дискам А-D можно сопоставить или виртуальный диск, эмулируемый контроллером, или один из 4 реальных дисководов. Делается это через программный интерфейс (API) контроллера с помощью специальной программы MOUNT (она входит в </text:span><text:span text:style-name="T8">дерево</text:span><text:span text:style-name="T7"> проекта) или другой подобной программы, написанной пользователем.</text:span></text:p>
      <text:p text:style-name="P7"><text:span text:style-name="T7"><text:tab/></text:span><text:span text:style-name="T8">Для доступа к виртуальным дискам контроллер предоставляет специальное API, подробно описанное в соответствующем документе. Доступ к дискам через API требует доработки BIOS — вставки в него интерфейсных драйверов. Эта работа может быть выполнена или заранее (в дереве проекта имеется уже готовая ОС CP/M 2.2 со всеми встроенными драйверами) или прямо в процессе загрузки конкретной ОС с диска. Эта задача возложена на загрузчик 2 фазы. </text:span><text:span text:style-name="T9">Подробное описание работы загрузчиков приведено далее, а их исходные тексты находятся в дереве проекта.</text:span></text:p>
      <text:p text:style-name="P7"/>
      <text:p text:style-name="P14">4. Схемотехника контроллера EXTROM</text:p>
      <text:p text:style-name="P7"/>
      <text:p text:style-name="P7"><text:tab/><text:span text:style-name="T13">Подробно принципиальная схема контроллера, его сборка и наладка описаны в соответсвующем документе hardware.pdf. Здесь дается только краткое описание.</text:span></text:p>
      <text:p text:style-name="P7"><text:tab/><text:span text:style-name="T13">Контроллер построен на основе микроконтроллера ATMega32 фирмы Atmel. В принципе, можно использовать и более старшие процессоры — ATmega64 или даже 128, но это потребует некоторой правки программы, да и бессмысленно, поскольку большая часть ресурсов процессара все равно пропадет впустую. Кроме процессора, в контроллер входят 12 резисторов, 5 конденсаторов, 1 стабилитрон, 2 кнопки, одна микросхема регулятора напряжения LM317, гнездо для SD-карты и разъем для подключения к корвету. Принципиальная схема контроллера находится в каталоге SCH проекта. Она сделана как можно проще и доступна для сборки любому человеку, умеющему держать в руках паяльник. </text:span></text:p>
      <text:p text:style-name="P7"><text:tab/><text:span text:style-name="T14">Кроме кучки радиодеталей и монтажной платы, для первоначального запуска контроллера потребуется программатор, поддерживающий работу с микросхемами Atmel AVR — для записи прошивки в процессор. Можно или взять готовый программатор — они копейки сейчас стоят, или сделать времянку из 5 проводков на LPT порт. Подробно все это описано в файле hardware.pdf.</text:span></text:p>
      <text:p text:style-name="P7"/>
      <text:p text:style-name="P7"/>
      <text:p text:style-name="P14">5. Замечание об используемых инструментах</text:p>
      <text:p text:style-name="P11"/>
      <text:p text:style-name="P8"><text:span text:style-name="T3"><text:tab/>Весь проект доступен в исходных текстах. Но для сборки входящих в корвет программ требуются дополнительные программные средства. </text:span><text:span text:style-name="T10">Для сборки прошивки контроллера нужен пакет AVR-GCC. Он имеется в большинстве дистрибутивов. Для сборки загрузчиков и образа системы CP/M потребуется кроссассемблер Z80. Их много есть на свете, но я использовал ассемблер ZMAC. В обычные дистрибутивы он не входит, а взять его можно здесь - </text:span><text:a xlink:type="simple" xlink:href="http://members.shaw.ca/gp2000/zmac.html"><text:span text:style-name="T10">http://members.shaw.ca/gp2000/zmac.html</text:span></text:a><text:span text:style-name="T10"> <text:s/>И, наконец, для сборки программы mount потребуется компилятор С80 под CP/M. Он есть на прилагаемом к проекту образе диска с исходниками программы mount.</text:span></text:p>
      <text:p text:style-name="P18"><text:tab/>Для тех, кто не хочет ничего собирать, в дереве проектов имеются уже готовые собранные двоичные файлы прошивки и загрузчиков.</text:p>
      <text:p text:style-name="P18"><text:tab/></text:p>
      <text:p text:style-name="P8"/>
      <text:p text:style-name="P12">6. Структура файловой системы SD-карты</text:p>
      <text:p text:style-name="P8"/>
      <text:p text:style-name="P8"><text:span text:style-name="T10"><text:tab/>Контроллер поддерживает SD-карты объемом до 2 Гб. Более емкие SDHC карты не поддерживаются — не имеет с</text:span><text:span text:style-name="T11">м</text:span><text:span text:style-name="T10">ысла. </text:span><text:span text:style-name="T11">Карта должна быть отформатирована в файловую систему FAT16. FAT32 контроллером не поддерживается, будьте внимательны! Это можно сделать, например, так (предполагаем, что карта подключилась к устройству /dev/sdb):</text:span></text:p>
      <text:p text:style-name="P8"/>
      <text:p text:style-name="P19">$ mkfs.vfat -F 16 -n EXTROM /dev/sdb</text:p>
      <text:p text:style-name="P9"/>
      <text:p text:style-name="P19"><text:tab/>Корневой каталог карты предназначен для хранения служебных файлов, используемых контроллером при работе. <text:span text:style-name="T15">Там размещены следующие файлы:</text:span></text:p>
      <text:p text:style-name="P19"/>
      <text:list xml:id="list8120595738316515834" text:style-name="L1">
        <text:list-item>
          <text:p text:style-name="P77">LOADER.BIN — загрузчи<text:span text:style-name="T41">к</text:span> фазы 2 по умолчанию.</text:p>
        </text:list-item>
        <text:list-item>
          <text:p text:style-name="P77">ROMn.BIN — системно-независимые программы, запускаемые вместо загрузчика при нажатии клавиш 0-7 на клавиатуре. Всего может быть 8 файлов от ROM0.BIN до ROM7.BIN. <text:span text:style-name="T42">Наличие этих файлов на карте необязательно.</text:span></text:p>
        </text:list-item>
        <text:list-item>
          <text:p text:style-name="P77">SYSTEM.BIN — Образ системных дорожек CP/M 2.2, используемый в режиме подстановки.</text:p>
        </text:list-item>
        <text:list-item>
          <text:p text:style-name="P77">MICRODOS.BIN — Образ системных дорожек ОС МикроДОС, используемый в режиме подстановки.</text:p>
        </text:list-item>
        <text:list-item>
          <text:p text:style-name="P77"><text:soft-page-break/>MOUNT.CFG — файл конфигурации монтируемых по умолчанию образов. Файл создается автоматически при первом запуске контроллера, вручную его править нежелательно.</text:p>
        </text:list-item>
        <text:list-item>
          <text:p text:style-name="P81">EXRTOOLS.DSK — образ инструментального диска, доступного через логическую букву Е, и содержащий программы управления контроллером MOUNT, EUNLOCK и CONTROL.</text:p>
          <text:p text:style-name="P81"/>
        </text:list-item>
      </text:list>
      <text:p text:style-name="P20"><text:tab/>Все другие файлы, лежащие в корне карты, контроллером игнорируются, выполняющейся на корвете программе недоступны и могут содержать что угодно. <text:span text:style-name="T16">Структура и назначение системных файлов подробно описаны далее.</text:span></text:p>
      <text:p text:style-name="P20"><text:tab/><text:span text:style-name="T16">Также на карте расположены один или несколько каталогов, содержащих образы дисков *.KDI. Из любого каталога любой образ можно смонтировать к любой из 4 логических букв диска. Обязательным является наличие каталога DISK — в нем будут по умолчанию искаться образы при первом включении или сбросе конфигурации. Остальные каталоги можно создавать по желанию для удобства хранния и использования коллекции образов.</text:span></text:p>
      <text:p text:style-name="P20"/>
      <text:p text:style-name="P33">7. Процесс загрузки системы</text:p>
      <text:p text:style-name="P20"/>
      <text:p text:style-name="P20"><text:tab/><text:span text:style-name="T17">Как выше уже отмечалось, загрузка операционной системы происходит в 2 этапа. В этом разделе данный процесс рассматривается подробно.</text:span></text:p>
      <text:p text:style-name="P20"/>
      <text:p text:style-name="P34">7.1 <text:s/>Фаза 1 процесса загрузки</text:p>
      <text:p text:style-name="P34"/>
      <text:p text:style-name="P21"><text:tab/>Фаза 1 начинается после нажатия кнопки Reset или включения питания корвета. ОПТС, <text:span text:style-name="T18">по окончании </text:span>все<text:span text:style-name="T18">х</text:span> свои<text:span text:style-name="T18">х</text:span> тест<text:span text:style-name="T18">ов</text:span>, <text:span text:style-name="T18">проверяет, не замкнуты ли между собой сигналы Control и IRQ на боковом разъеме. И если замкнуты — начинает процесс загрузки из ПЗУ, подключенного к этому разъему. Таким образом, для загрузки ОС не нужно выполнять никаких действий — достаточно включить питание при подключенном к боковому разъему контроллере. Контроллер эмулирует внешнее ПЗУ и передает в корвет небольшую программу, называемую загрузчиком фазы 1.</text:span></text:p>
      <text:p text:style-name="P22"><text:tab/><text:span text:style-name="T19">Загрузчик фазы 1 — это небольшая (256 байт) программка, предназначенная для передачи в корвет из контроллера системно-независимых программ любого объема. В отличие от всех остальных программных компонентов, этот загрузчик располагается не на SD-карте, а в EEPROM контроллера. Это необходимо для ускорения доступа — процесс загрузки фазы 1 жестко ограничен по времени, поскольку ОПТС не имеет никакой информации о готовности данных контроллера. Поэтому данный загрузчик будет запускаться всегда, даже при отсутствии в контроллере SD-карты. Данная особенность позволяет уже на ранних этапах сборки контроллера (до распайки SD-разъема) проверить правильность подключения к итерфейсному разъему корвета, а также исправность периферийного адаптера КР580ВВ55, стоящего на плате корвета и подключенного к боковому разъему. </text:span></text:p>
      <text:p text:style-name="P21"><text:tab/><text:span text:style-name="T20">Получив управление, загрузчик выводит на экран надпись BOOT:, настраивает порт А ВВ55 в режим двухстороннего обмена (режим 2), и проверяет состояние клавиатуры. Если нажата одна из кнопок 0-7, в интерфейс передается байт 00-07, в зависимости от нажатой кнопки. Если ни одна из кнопок не нажата, передается байт 08. Контроллер принимает этот байт, и ищет на карте файл для загрузки следующей фазы. Имя файла — LOADER.BIN, если на клавиатуре не нажата ни одна кнопка, или ROMn.BIN (n=0..7), если нажата кнопка 0-7. Таким образом, на карте можно иметь 7 системно-независимых программ и выбирать, какую из них загружать, просто удерживая одну из кнопок 0..7.</text:span></text:p>
      <text:p text:style-name="P21"><text:tab/><text:span text:style-name="T21">Файлы, содержащие системно-независимые программы, имеют такой же формат, как программы, предназначенныедля загрузки непосредственно из внешнего ПЗУ, подключенного к корвету. Более подробно этот формат описан в документе api_v2.pdf. Одной из этих программ является загрузчик фазы 2 LOADER.BIN, запускаемый по умолчанию. Кроме того, на карте в файлах ROMn.BIN можно разместить тестово-диагностическую программу КТДП, различные системно-независимые игрушки, а также программы, написанные пользователем с учетом требований к системно-независимым программам.</text:span></text:p>
      <text:p text:style-name="P21"><text:tab/><text:span text:style-name="T21">Протокол взаимодействия загрузчика фазы 1 и контроллера описан в документе api.pdf. После передачи в корвет этого загрузчика контроллер разбирает файл конфигурации MOUNT.CFG (или создает его при отсутствии), монтирует образы KDI к логическим дискам A-D и переходит в стандартный режим обработки запросов через командный протокол.</text:span></text:p>
      <text:p text:style-name="P83"><text:span text:style-name="T19"><text:tab/>Полный исходный текст загрузчика находится в дереве проекта, в файле loader/xboot/xboot.asm. А в файле loader/xboot/ercs.c находится утилита, формирующая из сырого двоичного файла, получаемого при трансляции загрузчика, образ, пригодный для загрузки в корвет средствами ОПТС. Готовый оттранслированный образ загрузчика, готовый для записи в nvram контроллера, лежит в файле loader/xboot/xboot.bin</text:span></text:p>
      <text:p text:style-name="P21"/>
      <text:p text:style-name="P35">7.1 <text:s/>Фаза <text:span text:style-name="T21">2</text:span> процесса загрузки</text:p>
      <text:p text:style-name="P21"/>
      <text:p text:style-name="P21"><text:tab/><text:span text:style-name="T21">Загрузчик фазы 2 находится на карте в файле LOADER.BIN, и получает управление от загрузчика фазы 1. Его задача — загрузка и запуск ОС CP/M (или МикроДос). Этот загрузчик уже взаимодействует с контроллером через стандартный протокол API v2. Он выполняет следующие действия:</text:span></text:p>
      <text:list xml:id="list4158928357534300765" text:style-name="L2">
        <text:list-item>
          <text:p text:style-name="P78">Читает из образа диска А сектор 0 (информационный сектор), <text:span text:style-name="T22">проверяет его, получает из него параметры загрузки, логические и физические параметры диска.</text:span></text:p>
        </text:list-item>
        <text:list-item>
          <text:p text:style-name="P79">Загружает содержимое системных дорожек диска А в память, начиная с адреса загрузки, указанного в информационном секторе.</text:p>
        </text:list-item>
        <text:list-item>
          <text:p text:style-name="P79">Определяет версию BIOS загруженной системы</text:p>
        </text:list-item>
        <text:list-item>
          <text:p text:style-name="P79">Встраивает в BIOS драйвера для взаимодействия с контроллером EXTROM</text:p>
        </text:list-item>
        <text:list-item>
          <text:p text:style-name="P79">Определяет наличие контроллера FDC на системной плате, и принимает решение, отображать ли диски C и D на реальные дисководы или на эмулируемые диски.</text:p>
        </text:list-item>
        <text:list-item>
          <text:p text:style-name="P79">Передает управление загруженной системе на точку входа BOOT.</text:p>
        </text:list-item>
      </text:list>
      <text:p text:style-name="P25"/>
      <text:p text:style-name="P25"><text:tab/>Если информационный сектор не содержит параметров загрузки (образ диска незагружаемый), или загрузчик не <text:soft-page-break/>смог определить версию BIOS, то включается режим подстановки системы. В этом режиме содержимое системных дорожек берется не из образа диска А, а из специального файла, называемого стандартной системой. Для CP/M этот файл называется SYSTEM.BIN, для МикроДос — MICRODOS.BIN. При этом контроллер автоматически определяет, происходи ли обращение к системным дорожкам диска А, и автоматически подставляет сектора из указанных файлов. Такой режим работы позволяет загрузить полноценно функционирующую ОС при абсолютно любом содержимом диска А. Также можно включить режим подстановки принудительно, удерживая кнопки CTRL и SHIFT в процессе загрузки системы. Это позволяет загрузить стандартную систему независимо от версии ОС, записанной на диске А.</text:p>
      <text:p text:style-name="P25"><text:tab/>Исходные тексты загрузчика фазы 2 находятся в каталоге loader/stage2. <text:span text:style-name="T42">Готовый для записи на карту двоичный образ загрузчика лежит в файле loader/stage2/loader.bin.</text:span></text:p>
      <text:p text:style-name="P25"/>
      <text:p text:style-name="P36">7.<text:span text:style-name="T23">3</text:span> <text:s/><text:span text:style-name="T23">Упрощенная ф</text:span>аза <text:span text:style-name="T21">2.</text:span></text:p>
      <text:p text:style-name="P21"/>
      <text:p text:style-name="P26"><text:tab/>Если не требуется возможность загрузки любой имеющейся системы, то можно сделать так, чтобы всегда грузилась стандартная ОС CP/M или Микродос. Для этого существует упрощенный загрузчик фазы 2, находящийся в дереве проекта в loader/smldr/<text:span text:style-name="T42">loader.asm</text:span>. Этот загрузчик не производит анализ имеющейся на диске А системы, а проверяет только информационный сектор, и, в зависимости от числа системный дорожек, грузит стандартную CP/M (2 дорожки) или МикроДОС (3 дорожки). Данный упрощенный загрузчик помещается на карту в файл LOADER.BIN вместо полного. Кроме того, можно иметь на карте как полный, так и упрощенный загрузчики, поместив один из них в файл LOADER.BIN, а другой, например, в ROM0.BIN.</text:p>
      <text:p text:style-name="P26"/>
      <text:p text:style-name="P15"><text:span text:style-name="T23">8</text:span>. <text:span text:style-name="T23">Работа с системой</text:span></text:p>
      <text:p text:style-name="P15"/>
      <text:p text:style-name="P16"><text:span text:style-name="T23"><text:s/></text:span><text:span text:style-name="T24"><text:tab/>В принципе, работа с ОС, загруженной с эмулируемого диска, практически ничем не отличается от работы с ОС, загруженной с реальной дискеты. ОС вообще не видит разницы между физическим и эмулируемым диском. Однако имеются и некоторые особенности, которые надо обязательно учитывать.</text:span></text:p>
      <text:p text:style-name="P16"/>
      <text:p text:style-name="P36"><text:span text:style-name="T23">8.1</text:span> <text:s/><text:span text:style-name="T23">Прямой доступ к диску.</text:span></text:p>
      <text:p text:style-name="P16"/>
      <text:p text:style-name="P16"><text:tab/><text:span text:style-name="T24">Некоторые прикладные и ситемные программы работают с диском не через стандартные вызовы BDOS/BIOS, а непосредственно через порты контроллера FDC. Так поступают, например, программы форматирования дисков (типа FORMAT.COM), </text:span><text:span text:style-name="T25">дисковые копировщики, диагностические программы типа OLD. Все эти программы, еслественно, не смогут получить доступ к эмулируемым дискам, поскольку ничего не знают о контроллере EXTROM и его API. Вместо этого они начинают работать с реальным дисководом. То есть для всех этих программ диск А — это физический дисковод 0, диск В — физический дисковод 1, и т. д. Такое поведение программ следует учитывать: FORMAT A: сформатирует именно реальную дискету в дисководе, а не виртуальный диск. Копировщик дисков будет копировать посекторный образ именно с дискеты А на дискету B, независимо от конфигурации логических дисков. Поэтому, если вам надо отформатировать дискету в дисководе 0, то надо вводить команду FORMAT A:, а не FORMAT C:, даже если физический дисковод отображается на букву С.</text:span></text:p>
      <text:p text:style-name="P32"><text:tab/>Если на системной плате нет контроллера FDC (ПК8010), то поведение таких прорамм вообще непредсказуемо, поскольку они на такое не рассчитаны — обычно на ПК8010 запустить FORMAT.COM физически невозможно.</text:p>
      <text:p text:style-name="P16"/>
      <text:p text:style-name="P37"><text:span text:style-name="T23">8.2</text:span> <text:s/><text:span text:style-name="T26">Работа с портами периферийного контроллера ВВ55 #3.</text:span></text:p>
      <text:p text:style-name="P23"/>
      <text:p text:style-name="P23"><text:tab/><text:span text:style-name="T26">Есть такие программы, которые лезут в порты ППИ ВВ55, <text:s/>выведенного на боковой разъем, к которому и подключается контроллер EXTROM. Порты эти расположены по адресам FB08-FB0B в стандартной карте памяти CP/M (карта 1С). В этот порт программы лезут по разным причинам. Некоторые используют подключенные к боковому разъему нестандартные периферийные устройства — например цифровой джойстик или мышь. Другие — для диагностических целей (например, ОПТС использует канал А для проверки шины данных периферийных контроллеров). Третьи — просто так, по дурости и разгильдяйству разработчиков. </text:span></text:p>
      <text:p text:style-name="P23"><text:tab/><text:span text:style-name="T26">В результате работы таких программ нарушается нормальное взаимодействие между драйверами эмулируемых дисков и контроллером EXTROM. Это приводит к зависанию или бесконечным ошибкам ввода-вывода при первом же обращении к диску. Выйти из этого состояния можно только перезагрузкой системы (кнопкой Reset или отключением-включением питания). К сожалению, универсального рецепта для обхода данной ситуации не существует. Единственный возможный путь — брать отладчик и править код программы, выкидывая из нее все обращения к портам FB08-FB0B. В этом неоценимую помощь оказывает эмулятор Etalon Korvet Emulator, доступный в исходных тестах и имеющий встроенный развитый отладчик.</text:span></text:p>
      <text:p text:style-name="P23"><text:tab/><text:span text:style-name="T27">Исключением могут стать программы, работающие с джойстиком или мышью. Они взаимодействуют только с каналом В, который для доступа к дискам не используется (к контроллеру Extrom подключен только младший бит DB0, но используется он только на этапе загрузки ОС). Правда, эти программы портят управляющее слово (CWR, порт FB0B), <text:s/>но оно будет восстановлено при первом же обращении к дисковому драйверу.</text:span></text:p>
      <text:p text:style-name="P23"/>
      <text:p text:style-name="P39">8.3. Сигнал Control.</text:p>
      <text:p text:style-name="P23"/>
      <text:p text:style-name="P27"><text:tab/><text:span text:style-name="T28">Еще одна головная боль, достаточно часто возникающая при работе с EXTROM — это сигнал Control. Так называется бит 7 канала С параллельного периферийного контроллера 2 (порт FB33). Это очень важный для контроллера EXTROM сигнал — он используется для синхронизации процесса начального запуска контроллера, и он же нужен для </text:span><text:soft-page-break/><text:span text:style-name="T28">отслеживания момента перезагрузки корвета. Дело в том, что мудые разработчики корвета вывли на боковой разъем огромную кучу сигналов, вплоть до напряжения -12В и импульсов от системного таймера. А такой важный сигнал как RESET туда вывести забыли. В результате устройство, подключенное к боковому порту, не сможет отследить момент перезапуска корвета. Далее, в процессе начальных тестов ОПТС производит так называемый тест шины данных. Сводится это к тому, что в канал А ППИ3 записывается несколько тестовых образцов, которые потом оттуда читаются и проверяются. Если считанное значение не совпало с записанным — выдается сообщение НЕИСПРАВНОСТЬ ШИНЫ и процесс загрузки останавливается. Мудак, писавший ОПТС, не учел, что к боковому разъему корвета может быть подключено нестандартное периферийное оборудование, разработанное самим пользователем (для чего, собственно, этот разъем и предназначен). И если какие-либо из линий канала А этим оборудованием подтянуто к земле, то записанные в канал данные НИКОГДА не совпадут с прочитанными. Все это сильно усложняет жизнь разработчикам периферии.</text:span></text:p>
      <text:p text:style-name="P27"><text:tab/><text:span text:style-name="T29">Вот тут-то и приходит на помощь сигнал Control, также имеющийся на боковом разъеме. В момент включения корвета, в процессе тестов ОПТС, и после нажатия кнопки Reset этот сигнал становится равным нулю. Когда ОПТС заканчивает свои тесты и готовится к загрузке системы, сигнал становится равным 1. Таким образом контроллер EXTROM и <text:s/>узнает, что именно надо делать в данный момент. При 0 он перезапускает свою микропрограмму, отключается от канала А и ждет перехода Control в 1. При 1 он подключается к каналу А и начинает процес передачи загрузчика фазы 1.</text:span></text:p>
      <text:p text:style-name="P27"><text:tab/><text:span text:style-name="T29">Сигнал Control настолько важен, что в контроллере EXTROM предусмотрен индикаторный светодиод, отображающий его состояние. Когда индикатор включен — сигнал Control=0. Когда гаснет — Control=1. При включении питания или нажатия кнопки Reset индикатор зажигается, перед началом загрузки ОС — гаснет и больше в процессе работы ОС уже не включается.</text:span></text:p>
      <text:p text:style-name="P27"><text:tab/><text:span text:style-name="T30">Но есть некоторые программы, которые в процессе своей работы изменяют сигнал Control. Дело в том, что канал С, кроме Control,содержит также достаточно широко используемые линии управления звуком, кассетным магнитофоном и принтером. Манипулируя этими сигналами, некоторые программы случайно могут изменить и значение бита 7, обнулив сигнал Control. Это приводит к ложному рестарту контроллера Extrom и потере доступа ко всем эмулируемым дискам. Такая ситуация хорошо видна по индикаторному светодиоду — если он включился в процессе работы прикладной программы, то значит программа изгадила сигнал Control и дальнейшая работа невозможна.</text:span></text:p>
      <text:p text:style-name="P28"><text:tab/><text:span text:style-name="T30">Данная ситуация возникала настолько часто, что в API контроллера была введена специальная команда — подавление реакции на Control. При этом контроллер EXTROM отключается от сигнала Control и больше не реагирует на его изменение. Однако, <text:s/>результате контроллер теряет возможность отследить момент перезагрузки корвета кнопкой Reset. Теперь перезагрузка возможна только отключением-включением питания.</text:span></text:p>
      <text:p text:style-name="P29"><text:tab/>Управлять этим режимом работы можно с помощью программы <text:span text:style-name="T42">CONTROL</text:span>, <text:span text:style-name="T42">имеющейся на инструментальном диске Е. Формат команды:</text:span></text:p>
      <text:p text:style-name="P29"/>
      <text:p text:style-name="P29"><text:span text:style-name="T42">CONTROL</text:span> OFF </text:p>
      <text:p text:style-name="P29">— отключает реакцию контроллера на сигнал Control. Используется перед запуском программ, некорректно работающих с этим сигналом.</text:p>
      <text:p text:style-name="P29"/>
      <text:p text:style-name="P29"><text:span text:style-name="T42">CONTROL</text:span> ON <text:s text:c="2"/></text:p>
      <text:p text:style-name="P29">— включает обработку сигнала Control обратно (это режим по умолчанию).</text:p>
      <text:p text:style-name="P29"/>
      <text:p text:style-name="P29"/>
      <text:p text:style-name="P38"><text:span text:style-name="T33">9</text:span><text:span text:style-name="T31">. </text:span><text:span text:style-name="T32"><text:s/>Управление логическими дисками</text:span></text:p>
      <text:p text:style-name="P24"/>
      <text:p text:style-name="P29">При работе с реальными дискетами можно вынуть дискету из дисковода и вставить вместо нее другую. <text:span text:style-name="T34">В случае эмулируемых дисков данная операция выполняется с помощью монтирования образов дисков. Монтирование — это логическое связывание буквы диска А-D с конкретным образом KDI или реальным дисководом. В любой момент времени любой из 4 дисков можно связать с любым из находящихся на карте образом. Для этого в командном API предусмотрены специальные вызовы, к которым пользователь получает доступ с помощью программы MOUNT, также являющейся частью проекта. Ее исходные тесты расположены в файле-образе mount/MOUNT.KDI (программа написана на С, транслируется компилятором C80). Скомпилированный вариант MOUNT.COM также расположен на инструментальном диске Е и всегда доступен пользователю.</text:span></text:p>
      <text:p text:style-name="P29"/>
      <text:p text:style-name="P40">9.1. Просмотр конфигурациилогических <text:s/>дисков.</text:p>
      <text:p text:style-name="P29"/>
      <text:p text:style-name="P30"><text:tab/>Если ввести команду MOUNT без параметров, то она покажет текущее назначение каждого логического диска. Например:</text:p>
      <text:p text:style-name="P30"/>
      <text:p text:style-name="P44">A&gt;MOUNT</text:p>
      <text:p text:style-name="P44">DIR: DISK</text:p>
      <text:p text:style-name="P44">A: =&gt; (R/W) DISK/DISKA.KDI</text:p>
      <text:p text:style-name="P44">B: =&gt; (R/W) DISK/DISKB.KDI</text:p>
      <text:p text:style-name="P44">C: =&gt; $FDD 0</text:p>
      <text:p text:style-name="P44">D: =&gt; $FDD 1</text:p>
      <text:p text:style-name="P44"/>
      <text:p text:style-name="P31">Это - стандартная конфигурация для ПК8020. Диски A и B - эмулируемые, и подключены к образам DISKA.KDI и DISKB.KDI, расположенными в каталоге DISK карты. C и D — физические, подключены к дисководам 0 и 1 соответственно. DIR: DISK — <text:span text:style-name="T35">информация о текущем каталоге, это </text:span>означает, что вновь монтируемые образы дисков будут искаться в каталоге DISK. R/W означает, что на диск разрешена запись.</text:p>
      <text:p text:style-name="P31">Для ПК8020 конфигурация будет немного другой:</text:p>
      <text:p text:style-name="P31"/>
      <text:p text:style-name="P44"><text:soft-page-break/>A&gt;MOUNT</text:p>
      <text:p text:style-name="P44">DIR: DISK</text:p>
      <text:p text:style-name="P44">A: =&gt; (R/W) DISK/DISKA.KDI</text:p>
      <text:p text:style-name="P44">B: =&gt; (R/W) DISK/DISKB.KDI</text:p>
      <text:p text:style-name="P44">C: =&gt; (R/W) DISK/DISKC.KDI</text:p>
      <text:p text:style-name="P44">D: =&gt; (R/W) DISK/DISKD.KDI</text:p>
      <text:p text:style-name="P31"/>
      <text:p text:style-name="P31">Поскольку в этой машине отсутствуют физические дисководы, то все 4 логичкских диска отображаются на эмулируемые образы.</text:p>
      <text:p text:style-name="P31"/>
      <text:p text:style-name="P41">9.1. Монтирование образов дисков.</text:p>
      <text:p text:style-name="P31"/>
      <text:p text:style-name="P31"><text:tab/>С помощью команды MOUNT можно изменить конфигурацию логических дисков. Формат командной строки в этом случае будет такой:</text:p>
      <text:p text:style-name="P31"/>
      <text:p text:style-name="P44">MOUNT [/P][/R] drv image</text:p>
      <text:p text:style-name="P31"/>
      <text:p text:style-name="P47">/P — указывает постоянное назначение — оно будет восстановлено после перезагрузки системы, поскольку сохраняется в файле конфигурации MOUNT.CFG.</text:p>
      <text:p text:style-name="P47"/>
      <text:p text:style-name="P48">/R — открывает образ диска в режиме «только чтение». Запись на данный логический диск запрещена, <text:span text:style-name="T35">и </text:span>будет <text:span text:style-name="T35">возвращать ошибку. Данное действие эквивалентно заклеиванию прорези на дискете.</text:span></text:p>
      <text:p text:style-name="P48"/>
      <text:p text:style-name="P49">Drv — буква назначаемого диска, от А до D. Двоеточие после буквы можно не указывать. </text:p>
      <text:p text:style-name="P49"/>
      <text:p text:style-name="P50">Image — имя файла-образа KDI (расширение файла можно не указывать). Этот файл будет смонтирован к букве диска drv. </text:p>
      <text:p text:style-name="P50"/>
      <text:p text:style-name="P50">Файл будет искаться в текущем каталоге. <text:span text:style-name="T37">Текущий каталог можно увидеть в поле DIR:, запустив команду mount без параметров. Как сменить текущий каталог описано далее. Кроме имени файла, в поле image можно указать специальный идентификатор $n, где n — цифра от 0 до 3. Это означает, что к букве диска подключается физический дисковод с указанным номером. Для ПК8010, не имеющего контроллера дисковода, данный идентификатор указывать бессмысленно.</text:span></text:p>
      <text:p text:style-name="P49"><text:tab/><text:span text:style-name="T36">Если файл, указанный в поле image, не найден в текущем каталоге, то логическому диску присваивается статус «не готов» - это эквивалентно выниманию дискеты из реального дисковода.</text:span></text:p>
      <text:p text:style-name="P49"/>
      <text:p text:style-name="P49"><text:tab/><text:span text:style-name="T36">Примеры:</text:span></text:p>
      <text:p text:style-name="P49"/>
      <text:p text:style-name="P63">A&gt;MOUNT <text:s/>C <text:s text:c="2"/>ABRIS</text:p>
      <text:p text:style-name="P63">A&gt;MOUNT</text:p>
      <text:p text:style-name="P63">DIR: <text:s text:c="2"/>DISK</text:p>
      <text:p text:style-name="P43">A: =&gt; (R/W) DISK/DISKA.KDI</text:p>
      <text:p text:style-name="P43">B: =&gt; (R/W) DISK/DISKB.KDI</text:p>
      <text:p text:style-name="P43">C: =&gt; (R/W) DISK/<text:span text:style-name="T36">ABRIS</text:span>.KDI</text:p>
      <text:p text:style-name="P43">D: =&gt; $FDD 1</text:p>
      <text:p text:style-name="P51"/>
      <text:p text:style-name="P51"><text:tab/>Здесь к логическому диску С подключается образ ABRIS.KDI. Монтирование временное, информация о нем не сохранится после перезагрузки.</text:p>
      <text:p text:style-name="P51"/>
      <text:p text:style-name="P63">A&gt;MOUNT <text:s/>/R <text:s/>D <text:s text:c="2"/>DBASEII</text:p>
      <text:p text:style-name="P63">A&gt;MOUNT</text:p>
      <text:p text:style-name="P63">DIR: <text:s text:c="2"/>DISK</text:p>
      <text:p text:style-name="P43">A: =&gt; (R/W) DISK/DISKA.KDI</text:p>
      <text:p text:style-name="P43">B: =&gt; (R/W) DISK/DISKB.KDI</text:p>
      <text:p text:style-name="P43">C: =&gt; (R/W) DISK/<text:span text:style-name="T36">ABRIS</text:span>.KDI</text:p>
      <text:p text:style-name="P43">D: =&gt; (R/<text:span text:style-name="T36">O</text:span>) DISK/<text:span text:style-name="T36">DBASEII</text:span>.KDI</text:p>
      <text:p text:style-name="P51"/>
      <text:p text:style-name="P51"><text:tab/>К логическому диску D подключается образ DBASEII.KDI с запрещением записи (ключ /R), что отражается признаком (R/O) в списке. <text:span text:style-name="T37">В этой конфигурации мы теряем доступ ко всем физическим дисководам.</text:span></text:p>
      <text:p text:style-name="P51"/>
      <text:p text:style-name="P62">A&gt;MOUNT <text:s/>/R <text:s/><text:span text:style-name="T37">B</text:span> <text:s/><text:span text:style-name="T37">$0</text:span></text:p>
      <text:p text:style-name="P62">A&gt;MOUNT</text:p>
      <text:p text:style-name="P62">DIR: <text:s text:c="2"/>DISK</text:p>
      <text:p text:style-name="P42">A: =&gt; (R/W) DISK/DISKA.KDI</text:p>
      <text:p text:style-name="P42">B: =&gt; $FDD <text:span text:style-name="T37">0</text:span></text:p>
      <text:p text:style-name="P42">C: =&gt; (R/W) DISK/<text:span text:style-name="T36">ABRIS</text:span>.KDI</text:p>
      <text:p text:style-name="P42">D: =&gt; (R/<text:span text:style-name="T36">O</text:span>) DISK/<text:span text:style-name="T36">DBASEII</text:span>.KDI</text:p>
      <text:p text:style-name="P62"/>
      <text:p text:style-name="P54"><text:tab/>К логическому диску B подключается физический дисковод 0.</text:p>
      <text:p text:style-name="P52"/>
      <text:p text:style-name="P62">A&gt;MOUNT <text:s/><text:span text:style-name="T37">D</text:span> <text:s/><text:span text:style-name="T37">TEST</text:span></text:p>
      <text:p text:style-name="P66">D: Файл не найден</text:p>
      <text:p text:style-name="P62"><text:soft-page-break/>A&gt;MOUNT</text:p>
      <text:p text:style-name="P62">DIR: <text:s text:c="2"/>DISK</text:p>
      <text:p text:style-name="P42">A: =&gt; (R/W) DISK/DISKA.KDI</text:p>
      <text:p text:style-name="P42">B: =&gt; $FDD <text:span text:style-name="T37">0</text:span></text:p>
      <text:p text:style-name="P42">C: =&gt; (R/W) DISK/<text:span text:style-name="T36">ABRIS</text:span>.KDI</text:p>
      <text:p text:style-name="P42">D: =&gt; <text:span text:style-name="T37">Не смонтирован</text:span></text:p>
      <text:p text:style-name="P62"/>
      <text:p text:style-name="P54"><text:tab/>К логическому диску D подключается образ test.kdi. Такого образа в текущем каталоге нет, о чем программа нам сообщила. Диску присваивается статус «не смонтирован».</text:p>
      <text:p text:style-name="P54"/>
      <text:p text:style-name="P58">9.2. Просмотр списка образов дисков.</text:p>
      <text:p text:style-name="P52"/>
      <text:p text:style-name="P54"><text:tab/>Часто бывает нужно посмотреть, а какие вообще образы дисков имеются в текущем каталоге. Для этого используется ключ /L:</text:p>
      <text:p text:style-name="P54"/>
      <text:p text:style-name="P66">A&gt;MOUNT /L</text:p>
      <text:p text:style-name="P66">DIR: DISK</text:p>
      <text:p text:style-name="P66">HLP.KDI <text:s text:c="2"/>| DISKB.KDI <text:s/>| TDISK.KDI <text:s/>| SYS.KDI <text:s text:c="3"/>|</text:p>
      <text:p text:style-name="P66">DISKA.KDI | OSCPM.KDI <text:s/>| TD.KDI <text:s text:c="4"/>| E.KDI <text:s text:c="5"/>|</text:p>
      <text:p text:style-name="P66">DISKC.KDI | OSCPM.KDI <text:s/>| TD.KDI <text:s text:c="4"/>| E.KDI <text:s text:c="5"/>|</text:p>
      <text:p text:style-name="P66"><text:s/>-- Всего: 8 --</text:p>
      <text:p text:style-name="P62"/>
      <text:p text:style-name="P54">На экран в 4 колонки выводится список файлов, имеющихся на карте в текущем каталоге.</text:p>
      <text:p text:style-name="P54"/>
      <text:p text:style-name="P59">9.3. Изменение текущего каталога.</text:p>
      <text:p text:style-name="P53"/>
      <text:p text:style-name="P56">Текущий каталог — это каталог, в котором будут искаться файлы образов дисков. Изначально таким каталогом является DISK/. С помощью ключа /F можно изменить его:</text:p>
      <text:p text:style-name="P55"/>
      <text:p text:style-name="P68">MOUNT /F[/P] dir</text:p>
      <text:p text:style-name="P68"/>
      <text:p text:style-name="P56">Новым каталогом по умолчанию назначается каталог dir. Если указать ключ /P — изменение будет сохранено в файле конфигурации и восстановится после перезагрузки системы. Пример:</text:p>
      <text:p text:style-name="P56"/>
      <text:p text:style-name="P68">A&gt;MOUNT /F SYSTEM</text:p>
      <text:p text:style-name="P68">DIR: <text:s/>SYSTEM</text:p>
      <text:p text:style-name="P68"/>
      <text:p text:style-name="P68">A&gt;MOUNT</text:p>
      <text:p text:style-name="P64">DIR: <text:s/><text:span text:style-name="T38">SYSTEM</text:span></text:p>
      <text:p text:style-name="P45">A: =&gt; (R/W) DISK/DISKA.KDI</text:p>
      <text:p text:style-name="P45">B: =&gt; $FDD <text:span text:style-name="T37">0</text:span></text:p>
      <text:p text:style-name="P45">C: =&gt; (R/W) DISK/<text:span text:style-name="T36">ABRIS</text:span>.KDI</text:p>
      <text:p text:style-name="P70">D: =&gt; <text:span text:style-name="T37">Не смонтирован</text:span></text:p>
      <text:p text:style-name="P64"/>
      <text:p text:style-name="P64">A&gt;MOUNT <text:s/>D <text:s/><text:span text:style-name="T38">PROFFER</text:span></text:p>
      <text:p text:style-name="P68">A&gt;MOUNT</text:p>
      <text:p text:style-name="P64">DIR: <text:s/><text:span text:style-name="T38">SYSTEM</text:span></text:p>
      <text:p text:style-name="P45">A: =&gt; (R/W) DISK/DISKA.KDI</text:p>
      <text:p text:style-name="P45">B: =&gt; $FDD <text:span text:style-name="T37">0</text:span></text:p>
      <text:p text:style-name="P45">C: =&gt; (R/W) DISK/<text:span text:style-name="T36">ABRIS</text:span>.KDI</text:p>
      <text:p text:style-name="P70">D: =<text:span text:style-name="T38">&gt; </text:span>(R/W) <text:span text:style-name="T38">SYSTEM/PROFFER.KDI</text:span></text:p>
      <text:p text:style-name="P64"/>
      <text:p text:style-name="P73"><text:tab/>Текущим каталогом назначен каталог SYSTEM/. Обратите внимание, что ранее смонтированные образы остаются привязанными к тем каталогам, откуда они были смонтированы (в данном случае DISK/). Изменение касается только вновь монтируемых образов.</text:p>
      <text:p text:style-name="P73"><text:tab/>Программа проверяет, имеется ли такой каталог на карте. Если его нет, изменение не производится и выдается сообщение об ошибке.</text:p>
      <text:p text:style-name="P73"/>
      <text:p text:style-name="P59">9.4. Просмотр списка каталогов карты.</text:p>
      <text:p text:style-name="P73"/>
      <text:p text:style-name="P73"><text:tab/>По аналогии со списком файлов, можно посмотреть, какие каталоги имеются на карте. Для этого к ключу /L добавляют ключ /F:</text:p>
      <text:p text:style-name="P73"/>
      <text:p text:style-name="P67">A&gt;MOUNT /F/L</text:p>
      <text:p text:style-name="P67">DISK <text:s text:c="5"/>| SYSTEM <text:s text:c="4"/>| TOOLS <text:s text:c="5"/>| GAMES <text:s text:c="5"/>|</text:p>
      <text:p text:style-name="P67">PROGR <text:s text:c="4"/>| </text:p>
      <text:p text:style-name="P67"><text:s/>-- Всего: <text:span text:style-name="T38">5</text:span> --</text:p>
      <text:p text:style-name="P64"/>
      <text:p text:style-name="P75"><text:tab/><text:span text:style-name="T38">В данном случае на карте имеется 5 каталогов.</text:span></text:p>
      <text:p text:style-name="P75"/>
      <text:p text:style-name="P59"><text:soft-page-break/>9.5. Создание образов дисков.</text:p>
      <text:p text:style-name="P73"/>
      <text:p text:style-name="P74"><text:tab/>Имеется возможность создавать пустые образы дисков. Образы всегда создаются в текущем каталоге, они имеют стандартный для корвета формат: 800К, 2 системные дорожки, 128 записей каталога. На месте системных дорожек записывается только информационный сектор, остальная часть системных дорожек не заполняется. Создается пустой каталог, поэтому диск после создания сразу готов к работе без необходимости форматирования. <text:span text:style-name="T39">Операция создания образа занимает некоторе время — около 5 секунд.</text:span></text:p>
      <text:p text:style-name="P74">Командная строка имет такой формат:</text:p>
      <text:p text:style-name="P73"/>
      <text:p text:style-name="P68">MOUNT /C drv image</text:p>
      <text:p text:style-name="P68"/>
      <text:p text:style-name="P73">drv — буква логического диска, на которой создается пустой образ.</text:p>
      <text:p text:style-name="P73">Image — имя файла создаваемого образа.</text:p>
      <text:p text:style-name="P73"/>
      <text:p text:style-name="P76">Пример.</text:p>
      <text:p text:style-name="P76"/>
      <text:p text:style-name="P65">A&gt;MOUNT /<text:span text:style-name="T39">C</text:span> <text:span text:style-name="T39">D</text:span> <text:span text:style-name="T39">NEWIMG</text:span></text:p>
      <text:p text:style-name="P72">D: Cоздание файла...ok</text:p>
      <text:p text:style-name="P69"/>
      <text:p text:style-name="P69">A&gt;MOUNT</text:p>
      <text:p text:style-name="P65">DIR: <text:s/><text:span text:style-name="T38">SYSTEM</text:span></text:p>
      <text:p text:style-name="P46">A: =&gt; (R/W) DISK/DISKA.KDI</text:p>
      <text:p text:style-name="P46">B: =&gt; $FDD <text:span text:style-name="T37">0</text:span></text:p>
      <text:p text:style-name="P46">C: =&gt; (R/W) DISK/<text:span text:style-name="T39">NEWIMG</text:span>.KDI</text:p>
      <text:p text:style-name="P71">D: =<text:span text:style-name="T38">&gt; </text:span>(R/W) <text:span text:style-name="T38">SYSTEM/NEWIMG.KDI</text:span></text:p>
      <text:p text:style-name="P65"/>
      <text:p text:style-name="P72">A&gt;DIR D:</text:p>
      <text:p text:style-name="P72">No file</text:p>
      <text:p text:style-name="P72">A&gt;</text:p>
      <text:p text:style-name="P72"/>
      <text:p text:style-name="P76"><text:tab/>В этом примере создается пустой образ NEWIMG.KDI. </text:p>
      <text:p text:style-name="P76"><text:tab/>Если файл образа уже существует в текущем каталоге, то операция создания не выполняется, а образ просто монтируется к указанной букве диска.</text:p>
      <text:p text:style-name="P76"/>
      <text:p text:style-name="P60">9.6. Справка по программе.</text:p>
      <text:p text:style-name="P57"/>
      <text:p text:style-name="P76"><text:tab/>Программа MOUNT имеет ключ /H, показывающий краткую справку о формате командной строки.</text:p>
      <text:p text:style-name="P76"/>
      <text:p text:style-name="P72">A&gt;MOUNT /H</text:p>
      <text:p text:style-name="P72">Формат командной строки:</text:p>
      <text:p text:style-name="P72">MOUNT</text:p>
      <text:p text:style-name="P72"><text:s text:c="3"/>- без аргументов показывает текущие смонтированные образы</text:p>
      <text:p text:style-name="P72">MOUNT <text:s/>/L[/F]</text:p>
      <text:p text:style-name="P72"><text:s text:c="2"/>- Выводит список KDI в текущем каталоге, /F-список каталогов</text:p>
      <text:p text:style-name="P72">MOUNT <text:tab/>/F[/P] DIR</text:p>
      <text:p text:style-name="P72"><text:s text:c="2"/>- Устанавливает текущий каталог DIR (/P — навсегда)</text:p>
      <text:p text:style-name="P72">MOUNT [ключи] DRV <text:s/>FILE</text:p>
      <text:p text:style-name="P72"><text:s text:c="2"/>Подключает образ FILE к логическому диску DRV </text:p>
      <text:p text:style-name="P72"><text:s text:c="2"/>FILE - <text:s/>образ KDI или $0($1) <text:s/>- физический FDD 0 или 1</text:p>
      <text:p text:style-name="P72"><text:s text:c="2"/>DRV — буква монтируемого диска (A-D)</text:p>
      <text:p text:style-name="P72"><text:s text:c="2"/>/R — подключить образ в режиме только чтение</text:p>
      <text:p text:style-name="P72"><text:s text:c="2"/>/P — сделать назначение диска постоянным</text:p>
      <text:p text:style-name="P72"><text:s text:c="2"/>/C — создать пустой образ диска и смонтировать его</text:p>
      <text:p text:style-name="P72"/>
      <text:p text:style-name="P87">9.<text:span text:style-name="T43">7. Инструментальный диск.</text:span></text:p>
      <text:p text:style-name="P87"/>
      <text:p text:style-name="P89"><text:tab/><text:span text:style-name="T43">Кроме логических дисков A-D, назначаемых пользователем, в системе имеется также инструментальный диск E. На этом диске расположены 3 системные программы — MOUNT, CONTROL и EUNLOCK. Особенность этого диска в том, что он всегда жестко связан с образом EXRTOOLS.DSK, лежащем в корне карты, и не может быть перемонтирован к другому образу. EXRTOOLS.DSK — это не обычный KDI-образ. Его размер всего 144К, и на нем нет информационного сектора и системных дорожек. Именно поэтому ему присвоено расширение DSK, а не KDI - к другим логически дискам примонтировать его невозможно. В дереве проекта этот файл лежит в mount/exrtools.dsk.</text:span></text:p>
      <text:p text:style-name="P89"><text:tab/><text:span text:style-name="T43">Диск этот всегда защищен от записи, во избежании порчи его от случайный дествий прикладных программ. Однако предусмотрена возможность снятия этой защиты в целя обновления имеющихся на нем программ. Для этого используется утилита EUNLOCK. После ее запуска диск становится доступным для записи вплоть до следующей полной перезгарузки системы по кнопке RESET или отключения питания.</text:span></text:p>
      <text:p text:style-name="P89"><text:tab/><text:span text:style-name="T44">Вышеперечисленные программы занимают около 30К пространства диска Е. Остальное место можно использовать, например, для записи наиболее часто используемых системных утилит — PIP, STAT и т.д.</text:span></text:p>
      <text:p text:style-name="P90"/>
      <text:p text:style-name="P72"><text:soft-page-break/><text:s/></text:p>
      <text:p text:style-name="P61">9.<text:span text:style-name="T44">8</text:span>. Заметки на будущее.</text:p>
      <text:p text:style-name="P76"/>
      <text:p text:style-name="P76"><text:tab/><text:span text:style-name="T40">Многие люди почему-то не любят работать с командной строкой — хотя CP/M только так и умеет общаться с пользователем. Поэтому можно написать полноэкранную графическую программу, выполняющую те же функции. Необходимую информацию можно получить из описания программного API и исходных текстов самой программы MOUNT. Надо только, чтобы кто-нибудь за это взялся.</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4:34:33.623963372</meta:creation-date>
    <meta:generator>LibreOffice/4.2.4.2$Linux_x86 LibreOffice_project/420m0$Build-2</meta:generator>
    <dc:date>2014-08-18T17:49:52.285373023</dc:date>
    <meta:editing-duration>PT14H37M38S</meta:editing-duration>
    <meta:editing-cycles>20</meta:editing-cycles>
    <meta:document-statistic meta:table-count="0" meta:image-count="0" meta:object-count="0" meta:page-count="9" meta:paragraph-count="219" meta:word-count="4853" meta:character-count="34620" meta:non-whitespace-character-count="29723"/>
  </office:meta>
</office:document-meta>
</file>